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CEE000016F943431E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'analisi :: Cancel·lar Comanda</text:h>
      <text:p text:style-name="Text_20_body">agasfasfdasfd</text:p>
      <text:p text:style-name="Text_20_body"><draw:frame draw:style-name="fr1" draw:name="Imatges1" text:anchor-type="paragraph" svg:width="14.998cm" svg:height="26.647cm" draw:z-index="0"><draw:image xlink:href="Pictures/1000000000000CEE000016F943431ED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28T10:48:19</dc:date>
    <dc:language>es-ES</dc:language>
    <meta:editing-cycles>16</meta:editing-cycles>
    <meta:editing-duration>PT2H9M3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" meta:word-count="5" meta:character-count="54"/>
  </office:meta>
</office:document-meta>
</file>